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8f7b" officeooo:paragraph-rsid="0009ea90"/>
    </style:style>
    <style:style style:name="P2" style:family="paragraph" style:parent-style-name="Text_20_body">
      <style:text-properties officeooo:rsid="00098f7b" officeooo:paragraph-rsid="001f9111"/>
    </style:style>
    <style:style style:name="P3" style:family="paragraph" style:parent-style-name="Text_20_body">
      <style:text-properties officeooo:rsid="00098f7b" officeooo:paragraph-rsid="0021bb39"/>
    </style:style>
    <style:style style:name="P4" style:family="paragraph" style:parent-style-name="Text_20_body">
      <style:text-properties officeooo:rsid="0009ea90" officeooo:paragraph-rsid="0009ea90"/>
    </style:style>
    <style:style style:name="P5" style:family="paragraph" style:parent-style-name="Text_20_body">
      <style:text-properties officeooo:rsid="000b7830" officeooo:paragraph-rsid="000b7830"/>
    </style:style>
    <style:style style:name="P6" style:family="paragraph" style:parent-style-name="Text_20_body">
      <style:text-properties officeooo:rsid="000d2b37" officeooo:paragraph-rsid="000d2b37"/>
    </style:style>
    <style:style style:name="P7" style:family="paragraph" style:parent-style-name="Text_20_body">
      <style:text-properties officeooo:rsid="000f03b5" officeooo:paragraph-rsid="000f03b5"/>
    </style:style>
    <style:style style:name="P8" style:family="paragraph" style:parent-style-name="Text_20_body">
      <style:text-properties officeooo:rsid="000f8c1a" officeooo:paragraph-rsid="000f8c1a"/>
    </style:style>
    <style:style style:name="P9" style:family="paragraph" style:parent-style-name="Text_20_body">
      <style:text-properties officeooo:rsid="000fe963" officeooo:paragraph-rsid="000fe963"/>
    </style:style>
    <style:style style:name="P10" style:family="paragraph" style:parent-style-name="Text_20_body">
      <style:text-properties officeooo:rsid="00118c5d" officeooo:paragraph-rsid="00118c5d"/>
    </style:style>
    <style:style style:name="P11" style:family="paragraph" style:parent-style-name="Text_20_body">
      <style:text-properties officeooo:paragraph-rsid="00118c5d"/>
    </style:style>
    <style:style style:name="P12" style:family="paragraph" style:parent-style-name="Text_20_body">
      <style:text-properties fo:language="fr" fo:country="FR" officeooo:paragraph-rsid="00118c5d"/>
    </style:style>
    <style:style style:name="P13" style:family="paragraph" style:parent-style-name="Text_20_body">
      <style:text-properties fo:language="fr" fo:country="FR" officeooo:rsid="00120a49" officeooo:paragraph-rsid="00120a49"/>
    </style:style>
    <style:style style:name="P14" style:family="paragraph" style:parent-style-name="Text_20_body">
      <style:text-properties fo:language="en" fo:country="US" officeooo:paragraph-rsid="00120a49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text-properties officeooo:rsid="00158b7a" officeooo:paragraph-rsid="00158b7a"/>
    </style:style>
    <style:style style:name="P17" style:family="paragraph" style:parent-style-name="Text_20_body">
      <style:text-properties officeooo:rsid="00168d19" officeooo:paragraph-rsid="00168d19"/>
    </style:style>
    <style:style style:name="P18" style:family="paragraph" style:parent-style-name="Text_20_body">
      <style:text-properties officeooo:rsid="00194a4a" officeooo:paragraph-rsid="00194a4a"/>
    </style:style>
    <style:style style:name="P19" style:family="paragraph" style:parent-style-name="Text_20_body">
      <style:text-properties officeooo:rsid="001ae8db" officeooo:paragraph-rsid="001ae8db"/>
    </style:style>
    <style:style style:name="P20" style:family="paragraph" style:parent-style-name="Text_20_body">
      <style:text-properties officeooo:rsid="001ae8db" officeooo:paragraph-rsid="001ce8a4"/>
    </style:style>
    <style:style style:name="P21" style:family="paragraph" style:parent-style-name="Text_20_body">
      <style:text-properties fo:font-weight="normal" officeooo:rsid="0010fe8c" officeooo:paragraph-rsid="0010fe8c" style:font-weight-asian="normal" style:font-weight-complex="normal"/>
    </style:style>
    <style:style style:name="P22" style:family="paragraph" style:parent-style-name="Text_20_body">
      <style:text-properties fo:font-style="normal" officeooo:rsid="001ae8db" officeooo:paragraph-rsid="001ae8db" style:font-style-asian="normal" style:font-style-complex="normal"/>
    </style:style>
    <style:style style:name="P23" style:family="paragraph" style:parent-style-name="Text_20_body">
      <style:text-properties fo:font-style="normal" officeooo:rsid="001ce8a4" officeooo:paragraph-rsid="001ce8a4" style:font-style-asian="normal" style:font-style-complex="normal"/>
    </style:style>
    <style:style style:name="P24" style:family="paragraph" style:parent-style-name="Text_20_body">
      <style:text-properties officeooo:rsid="001f9111" officeooo:paragraph-rsid="0009ea90"/>
    </style:style>
    <style:style style:name="P25" style:family="paragraph" style:parent-style-name="Text_20_body">
      <style:text-properties officeooo:rsid="0012950d" officeooo:paragraph-rsid="00210f1c"/>
    </style:style>
    <style:style style:name="P26" style:family="paragraph" style:parent-style-name="Title">
      <style:text-properties officeooo:rsid="00098f7b" officeooo:paragraph-rsid="00098f7b"/>
    </style:style>
    <style:style style:name="P27" style:family="paragraph" style:parent-style-name="Heading_20_1">
      <style:text-properties officeooo:rsid="000d2b37" officeooo:paragraph-rsid="000d2b37"/>
    </style:style>
    <style:style style:name="P28" style:family="paragraph" style:parent-style-name="Heading_20_1">
      <style:text-properties officeooo:rsid="0010fe8c" officeooo:paragraph-rsid="0010fe8c"/>
    </style:style>
    <style:style style:name="P29" style:family="paragraph" style:parent-style-name="Heading_20_2">
      <style:text-properties officeooo:rsid="00118c5d" officeooo:paragraph-rsid="00118c5d"/>
    </style:style>
    <style:style style:name="P30" style:family="paragraph" style:parent-style-name="Heading_20_3">
      <style:text-properties officeooo:rsid="00120a49" officeooo:paragraph-rsid="00120a49"/>
    </style:style>
    <style:style style:name="P31" style:family="paragraph" style:parent-style-name="Heading_20_3">
      <style:text-properties officeooo:rsid="0012950d" officeooo:paragraph-rsid="001295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ea90" style:font-weight-asian="bold" style:font-weight-complex="bold"/>
    </style:style>
    <style:style style:name="T3" style:family="text">
      <style:text-properties fo:font-weight="bold" officeooo:rsid="001cf015" style:font-weight-asian="bold" style:font-weight-complex="bold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ea90" style:font-weight-asian="normal" style:font-weight-complex="normal"/>
    </style:style>
    <style:style style:name="T7" style:family="text">
      <style:text-properties fo:font-weight="normal" officeooo:rsid="00118c5d" style:font-weight-asian="normal" style:font-weight-complex="normal"/>
    </style:style>
    <style:style style:name="T8" style:family="text">
      <style:text-properties fo:font-weight="normal" officeooo:rsid="00120a49" style:font-weight-asian="normal" style:font-weight-complex="normal"/>
    </style:style>
    <style:style style:name="T9" style:family="text">
      <style:text-properties fo:font-weight="normal" officeooo:rsid="00158b7a" style:font-weight-asian="normal" style:font-weight-complex="normal"/>
    </style:style>
    <style:style style:name="T10" style:family="text">
      <style:text-properties fo:font-weight="normal" officeooo:rsid="001cf015" style:font-weight-asian="normal" style:font-weight-complex="normal"/>
    </style:style>
    <style:style style:name="T11" style:family="text">
      <style:text-properties fo:font-weight="normal" officeooo:rsid="002170bc" style:font-weight-asian="normal" style:font-weight-complex="normal"/>
    </style:style>
    <style:style style:name="T12" style:family="text">
      <style:text-properties officeooo:rsid="000f03b5"/>
    </style:style>
    <style:style style:name="T13" style:family="text">
      <style:text-properties officeooo:rsid="000f8c1a"/>
    </style:style>
    <style:style style:name="T14" style:family="text">
      <style:text-properties officeooo:rsid="000fe963"/>
    </style:style>
    <style:style style:name="T15" style:family="text">
      <style:text-properties officeooo:rsid="0010fe8c"/>
    </style:style>
    <style:style style:name="T16" style:family="text">
      <style:text-properties officeooo:rsid="00118c5d"/>
    </style:style>
    <style:style style:name="T17" style:family="text">
      <style:text-properties fo:language="fr" fo:country="FR" fo:font-weight="bold" style:font-weight-asian="normal" style:font-weight-complex="normal"/>
    </style:style>
    <style:style style:name="T18" style:family="text">
      <style:text-properties fo:language="fr" fo:country="FR" fo:font-weight="normal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94a4a" style:font-style-asian="italic" style:font-style-complex="italic"/>
    </style:style>
    <style:style style:name="T23" style:family="text">
      <style:text-properties fo:font-style="italic" officeooo:rsid="001ce8a4" style:font-style-asian="italic" style:font-style-complex="italic"/>
    </style:style>
    <style:style style:name="T24" style:family="text">
      <style:text-properties officeooo:rsid="0013e341"/>
    </style:style>
    <style:style style:name="T25" style:family="text">
      <style:text-properties officeooo:rsid="00158b7a"/>
    </style:style>
    <style:style style:name="T26" style:family="text">
      <style:text-properties officeooo:rsid="00168d19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94a4a" style:font-style-asian="normal" style:font-style-complex="normal"/>
    </style:style>
    <style:style style:name="T29" style:family="text">
      <style:text-properties fo:font-style="normal" officeooo:rsid="001ce8a4" style:font-style-asian="normal" style:font-style-complex="normal"/>
    </style:style>
    <style:style style:name="T30" style:family="text">
      <style:text-properties officeooo:rsid="001805a4"/>
    </style:style>
    <style:style style:name="T31" style:family="text">
      <style:text-properties officeooo:rsid="0019be43"/>
    </style:style>
    <style:style style:name="T32" style:family="text">
      <style:text-properties officeooo:rsid="001db8e1"/>
    </style:style>
    <style:style style:name="T33" style:family="text">
      <style:text-properties officeooo:rsid="002170bc"/>
    </style:style>
    <style:style style:name="T34" style:family="text">
      <style:text-properties officeooo:rsid="002263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Syntax and Semantics of SPARK Classic <text:span text:style-name="T13">Aspects and </text:span>Pragmas</text:p>
      <text:h text:style-name="P27" text:outline-level="1"><text:span text:style-name="T16">1 </text:span>Introduction</text:h>
      <text:p text:style-name="P8">SPARK Classic annotations are translated into Ada 2012 aspects or pragmas in order for the front-end to parse them.</text:p>
      <text:p text:style-name="P8">Whether an annotation is translated into an aspect or pragma depends on its placement. <text:s/>If it is where a pragma is allowed in Ada, it is translated into an equivalent pragma. <text:s/>If the annotation is in a place where a pragma is not legal but an aspect <text:span text:style-name="T14">specification is legal then, an aspect is used. <text:s/>Aspects are translated into equivalent pragmas by the front-end.</text:span></text:p>
      <text:p text:style-name="P9">When using an aspect the annotation translator must be aware whether the annotation occurs within an aspect specification, (no <text:span text:style-name="T1">with</text:span><text:span text:style-name="T5"> required) or whether it is part of a new aspect specification (</text:span><text:span text:style-name="T1">with</text:span><text:span text:style-name="T5"> required). <text:s/>A further complication is if the annotation is the start of a new aspect specification, then any further aspects applied to the same entity should not be preceded by a </text:span><text:span text:style-name="T1">with</text:span><text:span text:style-name="T5">.</text:span></text:p>
      <text:p text:style-name="P21">The following sections describe the syntax of each SPARK Classic annotation and its translation into an equivalent aspect, pragma or both. <text:s/>Every SPARK_Classic aspect or pragma has an identifier starting with “Classic_”. <text:s/>For each annotation, the syntax of the annotation is given followed by the syntax of the SPARK Classic aspect or pragma.</text:p>
      <text:p text:style-name="P6"><text:span text:style-name="T15">The </text:span><text:s/><text:span text:style-name="T15">SPARK Classic aspects and pragmas </text:span>are not intended to be used directly by the programmer but are translated by the SPARK_Classic adapted front-end from the SPARK annotation to the pragma or the equivalent aspect. <text:s/>For this reason the pragma syntax is determined by the ease of trans<text:span text:style-name="T15">l</text:span>ation <text:span text:style-name="T15">rather than</text:span> the ease of programming. <text:s/>A programmer may use the SPARK_Classic pragmas but an Ada compiler may report an unknown pragma warning. <text:s/>A programmer cannot use the equivalent aspect as these will be rejected by an Ada compiler with an error stating the aspect is unknown.</text:p>
      <text:h text:style-name="P28" text:outline-level="1"><text:span text:style-name="T16">2 </text:span>Own and Own Refinement Annotation</text:h>
      <text:p text:style-name="P10">Both the own and own refinement annotation are placed where a pragma is not legal (immediately before the <text:span text:style-name="T1">is</text:span><text:span text:style-name="T5"> in a package declaration or package body) so own and own refinement annotations are always translated into an aspect as an aspect specification is permitted in these contexts. <text:s/></text:span><text:span text:style-name="T10">The aspect is translated into an equivalent pragma by the front-end and placed immediately after the </text:span><text:span text:style-name="T3">is </text:span><text:span text:style-name="T10">in the package declaration or body. <text:s/>A programmer may place similarly a Classic_Own or Classic_Own_Refinement pragma, rather than an annotation, following a similar syntax as for the corresponding aspect.</text:span></text:p>
      <text:p text:style-name="P11"><text:span text:style-name="T7">Both the Own variable and own variable refinement annotations begin with </text:span><text:span text:style-name="T17">-#</text:span><text:span text:style-name="T18"> </text:span><text:span text:style-name="T17">own.</text:span></text:p>
      <text:p text:style-name="P12"><text:span text:style-name="T8">own_annotation ::= </text:span><text:span text:style-name="T4">-# own </text:span><text:span text:style-name="T8">own_variable_or_refinement ;</text:span></text:p>
      <text:p text:style-name="P13"><text:span text:style-name="T8">o</text:span><text:span text:style-name="T5">wn_variable_or_refinement ::= own_variable_specifications | own_refinement_clauses</text:span></text:p>
      <text:h text:style-name="P29" text:outline-level="2">2.1 Own variable</text:h>
      <text:h text:style-name="P30" text:outline-level="3">2.1.1 Own Variable Annotation</text:h>
      <text:p text:style-name="P14">own_variable_clause ::= --# <text:span text:style-name="T1">own</text:span> own_variable_specification {own_variable_specification}</text:p>
      <text:p text:style-name="P15"> <text:span text:style-name="T19">+    own_variable_specification ::= own_variable_list [ : subtype_mark ] [ ( property_list ) ];</text:span></text:p>
      <text:p text:style-name="P15"><text:soft-page-break/> <text:span text:style-name="T19">+    own_variable_list ::= own_variable_modifier own_variable<text:line-break/>                                                {, own_variable_modifier own_variable }</text:span></text:p>
      <text:p text:style-name="P15"> <text:span text:style-name="T19">+    own_variable_modifier ::=  </text:span><text:span text:style-name="T20">in</text:span><text:span text:style-name="T19"> | </text:span><text:span text:style-name="T20">out</text:span><text:span text:style-name="T19"> | </text:span><text:span text:style-name="T20">task</text:span><text:span text:style-name="T19"> | </text:span><text:span text:style-name="T20">protected</text:span><text:span text:style-name="T19"> | </text:span><text:span text:style-name="T20">protected</text:span><text:span text:style-name="T19"> </text:span><text:span text:style-name="T20">in</text:span><text:span text:style-name="T19"> | </text:span><text:span text:style-name="T20">protected</text:span><text:span text:style-name="T19"> </text:span><text:span text:style-name="T20">out</text:span></text:p>
      <text:p text:style-name="P15"> <text:span text:style-name="T19">+    own_variable ::= direct_name</text:span></text:p>
      <text:p text:style-name="P15"> <text:span text:style-name="T19">+    property_list ::= property {</text:span><text:span text:style-name="T20">,</text:span><text:span text:style-name="T19"> property}</text:span></text:p>
      <text:p text:style-name="P15"> <text:span text:style-name="T19">+    property ::= name_property | name_value_property</text:span></text:p>
      <text:p text:style-name="P15"> <text:span text:style-name="T19">+    name_property ::= </text:span><text:span text:style-name="T20">delay </text:span><text:span text:style-name="T19">| identifier</text:span></text:p>
      <text:p text:style-name="P15"> <text:span text:style-name="T19">+    name_value_property ::= identifier =&gt; aggregate | identifier =&gt; expression</text:span></text:p>
      <text:h text:style-name="P31" text:outline-level="3">2.1.2 Classic_Own aspect</text:h>
      <text:p text:style-name="P25">own_variable_aspect ::= Classic_Own =&gt;</text:p>
      <text:p text:style-name="P25"><text:span text:style-name="T24"><text:s text:c="4"/>(</text:span>own_variable_specification <text:span text:style-name="T24">{, own_variable_specification})</text:span></text:p>
      <text:p text:style-name="P3">own_variable_specification ::= </text:p>
      <text:p text:style-name="P2"><text:span text:style-name="T33"><text:s text:c="4"/>(</text:span>own_variable_<text:span text:style-name="T24">list <text:s/>[</text:span><text:span text:style-name="T2">with</text:span><text:span text:style-name="T6"> propert</text:span><text:span text:style-name="T9">y_list</text:span><text:span text:style-name="T6">]</text:span><text:span text:style-name="T11">)</text:span></text:p>
      <text:p text:style-name="P1">own_variable_<text:span text:style-name="T25">list</text:span> ::= </text:p>
      <text:p text:style-name="P24"><text:s text:c="4"/><text:span text:style-name="T34">(</text:span>modified_own_variable {, modified_own_variable}<text:span text:style-name="T34">)</text:span></text:p>
      <text:p text:style-name="P1">modified_own_variable ::=</text:p>
      <text:p text:style-name="P1"><text:s text:c="3"/><text:span text:style-name="T12">own_variable_</text:span>modifier =&gt; own_variable</text:p>
      <text:p text:style-name="P16">own_variable_modifier ::=</text:p>
      <text:p text:style-name="P16"><text:s text:c="3"/><text:span text:style-name="T32">Plain | </text:span><text:s/>External_In | External_Out | Own_Task | Protected_Own | Protected_In | Protected_Out </text:p>
      <text:p text:style-name="P4">property_list ::= <text:span text:style-name="T26">property {, property}</text:span></text:p>
      <text:p text:style-name="P7">property ::=</text:p>
      <text:p text:style-name="P7"><text:s text:c="4"/><text:span text:style-name="T26">O</text:span>wn_<text:span text:style-name="T26">T</text:span>ype =&gt; type_mark</text:p>
      <text:p text:style-name="P17"><text:s text:c="2"/>| Integrity =&gt; <text:span text:style-name="T21">static_</text:span><text:span text:style-name="T27">expression</text:span></text:p>
      <text:p text:style-name="P17"><text:span text:style-name="T27"><text:s text:c="2"/></text:span><text:span text:style-name="T28">| Priority =&gt; </text:span><text:span text:style-name="T22">static_</text:span><text:span text:style-name="T28">expression</text:span></text:p>
      <text:p text:style-name="P17"><text:span text:style-name="T27"><text:s text:c="2"/></text:span><text:span text:style-name="T28">| Suspendable =&gt; True</text:span></text:p>
      <text:p text:style-name="P17"><text:s text:c="2"/>| <text:span text:style-name="T30">Interrupt =&gt; interrupt_specification</text:span></text:p>
      <text:p text:style-name="P17"><text:s text:c="2"/><text:span text:style-name="T30">| Protects =&gt; protected_elements</text:span></text:p>
      <text:p text:style-name="P18">interrupt_specification ::=</text:p>
      <text:p text:style-name="P18"><text:s text:c="4"/>True</text:p>
      <text:p text:style-name="P18"><text:s text:c="2"/>| (<text:span text:style-name="T31">interrupt_association {, interrupt_association})</text:span></text:p>
      <text:p text:style-name="P19">interrupt_association ::=</text:p>
      <text:p text:style-name="P19"><text:s text:c="4"/><text:span text:style-name="T21">interrupt_handler_</text:span>name =&gt; <text:span text:style-name="T21">interrupt_source_</text:span><text:span text:style-name="T27">name</text:span></text:p>
      <text:p text:style-name="P22">protected_elements ::=</text:p>
      <text:p text:style-name="P19"><text:span text:style-name="T27"><text:s text:c="4"/></text:span><text:span text:style-name="T29">own_variable</text:span></text:p>
      <text:p text:style-name="P20"><text:span text:style-name="T27"><text:s text:c="2"/></text:span><text:span text:style-name="T29">| (own_variable {, own_variable})</text:span></text:p>
      <text:p text:style-name="P20"><text:span text:style-name="T29">own_variable ::= </text:span><text:span text:style-name="T23">own_variable_</text:span><text:span text:style-name="T29">name</text:span></text:p>
      <text:p text:style-name="P23"><text:soft-page-break/></text:p>
      <text:p text:style-name="P5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2:03:46.945758144</meta:creation-date>
    <dc:date>2021-12-31T19:07:50.865411919</dc:date>
    <meta:editing-duration>PT10H9M7S</meta:editing-duration>
    <meta:editing-cycles>13</meta:editing-cycles>
    <meta:generator>LibreOffice/4.1.4.2$MacOSX_x86 LibreOffice_project/0a0440ccc0227ad9829de5f46be37cfb6edcf72</meta:generator>
    <meta:document-statistic meta:table-count="0" meta:image-count="0" meta:object-count="0" meta:page-count="3" meta:paragraph-count="52" meta:word-count="605" meta:character-count="4397" meta:non-whitespace-character-count="3694"/>
  </office:meta>
</office:document-meta>
</file>